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25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24-05-15 1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23-05-10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22-05-11 1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21-05-12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64" calcext:value-type="float">
            <text:p>8.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16" calcext:value-type="float">
            <text:p>7.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24" calcext:value-type="float">
            <text:p>9.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12" calcext:value-type="float">
            <text:p>8.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16" calcext:value-type="float">
            <text:p>7.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533376" calcext:value-type="float">
            <text:p>7.74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05345454545" calcext:value-type="float">
            <text:p>7.632053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18945454546" calcext:value-type="float">
            <text:p>7.196189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371948387097" calcext:value-type="float">
            <text:p>7.24371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516228571429" calcext:value-type="float">
            <text:p>8.75516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206" calcext:value-type="float">
            <text:p>8.506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085685714286" calcext:value-type="float">
            <text:p>8.27085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1029" calcext:value-type="float">
            <text:p>7.4710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436" calcext:value-type="float">
            <text:p>7.17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0095" calcext:value-type="float">
            <text:p>6.9340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5824" calcext:value-type="float">
            <text:p>7.12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42038709678" calcext:value-type="float">
            <text:p>7.296420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632748387097" calcext:value-type="float">
            <text:p>7.53632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49576" calcext:value-type="float">
            <text:p>7.86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72129032258" calcext:value-type="float">
            <text:p>7.95872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66224" calcext:value-type="float">
            <text:p>7.31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677316129032" calcext:value-type="float">
            <text:p>7.31677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228542857143" calcext:value-type="float">
            <text:p>7.18228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601548387097" calcext:value-type="float">
            <text:p>7.32601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564516129032" calcext:value-type="float">
            <text:p>7.4356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1628" calcext:value-type="float">
            <text:p>7.69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02838709677" calcext:value-type="float">
            <text:p>7.58902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22992" calcext:value-type="float">
            <text:p>7.37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431482352941" calcext:value-type="float">
            <text:p>7.494314823529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23625" calcext:value-type="float">
            <text:p>7.4723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01576" calcext:value-type="float">
            <text:p>7.56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46064516129" calcext:value-type="float">
            <text:p>7.8274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242" calcext:value-type="float">
            <text:p>7.93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292670967742" calcext:value-type="float">
            <text:p>7.51292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83862068966" calcext:value-type="float">
            <text:p>7.379838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214012903226" calcext:value-type="float">
            <text:p>7.51214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847373913044" calcext:value-type="float">
            <text:p>7.3684737391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6942" calcext:value-type="float">
            <text:p>7.536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29238709677" calcext:value-type="float">
            <text:p>7.79629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1985" calcext:value-type="float">
            <text:p>8.261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99733333333" calcext:value-type="float">
            <text:p>7.89499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84528" calcext:value-type="float">
            <text:p>7.78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4182" calcext:value-type="float">
            <text:p>7.044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484748387097" calcext:value-type="float">
            <text:p>7.12484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5816" calcext:value-type="float">
            <text:p>7.26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819019354839" calcext:value-type="float">
            <text:p>7.29819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333161290323" calcext:value-type="float">
            <text:p>7.4833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08024" calcext:value-type="float">
            <text:p>7.74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647716129032" calcext:value-type="float">
            <text:p>7.99647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1896" calcext:value-type="float">
            <text:p>6.80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097316129032" calcext:value-type="float">
            <text:p>6.63097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15485714286" calcext:value-type="float">
            <text:p>6.46415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536228571429" calcext:value-type="float">
            <text:p>6.54536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97961290323" calcext:value-type="float">
            <text:p>6.57197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4288" calcext:value-type="float">
            <text:p>6.58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469780645161" calcext:value-type="float">
            <text:p>6.66469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9304" calcext:value-type="float">
            <text:p>6.98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01808" calcext:value-type="float">
            <text:p>7.39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71767741936" calcext:value-type="float">
            <text:p>7.67171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6833" calcext:value-type="float">
            <text:p>7.4268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217903448276" calcext:value-type="float">
            <text:p>7.502179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34" calcext:value-type="float">
            <text:p>7.16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38606451613" calcext:value-type="float">
            <text:p>7.04638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17257142857" calcext:value-type="float">
            <text:p>7.15017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55535483871" calcext:value-type="float">
            <text:p>7.15955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133109677419" calcext:value-type="float">
            <text:p>7.06133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958" calcext:value-type="float">
            <text:p>6.79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669858064516" calcext:value-type="float">
            <text:p>6.91669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085028571429" calcext:value-type="float">
            <text:p>7.02085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847081013701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68" meta:object-count="0"/>
    <meta:user-defined meta:name="AppVersion">3.0</meta:user-defined>
  </office:meta>
</office:document-meta>
</file>